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68f" officeooo:paragraph-rsid="0006668f"/>
    </style:style>
    <style:style style:name="P2" style:family="paragraph" style:parent-style-name="Standard">
      <style:text-properties officeooo:rsid="00074186" officeooo:paragraph-rsid="00074186"/>
    </style:style>
    <style:style style:name="P3" style:family="paragraph" style:parent-style-name="Standard">
      <style:text-properties officeooo:rsid="0008b170" officeooo:paragraph-rsid="0008b170"/>
    </style:style>
    <style:style style:name="P4" style:family="paragraph" style:parent-style-name="Standard">
      <style:text-properties officeooo:rsid="0008d1c6" officeooo:paragraph-rsid="0008d1c6"/>
    </style:style>
    <style:style style:name="P5" style:family="paragraph" style:parent-style-name="Standard">
      <style:text-properties officeooo:rsid="000abab8" officeooo:paragraph-rsid="000abab8"/>
    </style:style>
    <style:style style:name="P6" style:family="paragraph" style:parent-style-name="Standard">
      <style:text-properties officeooo:rsid="000c6059" officeooo:paragraph-rsid="000c6059"/>
    </style:style>
    <style:style style:name="P7" style:family="paragraph" style:parent-style-name="Standard">
      <style:text-properties officeooo:rsid="000e32e7" officeooo:paragraph-rsid="000e32e7"/>
    </style:style>
    <style:style style:name="T1" style:family="text">
      <style:text-properties officeooo:rsid="00074186"/>
    </style:style>
    <style:style style:name="T2" style:family="text">
      <style:text-properties officeooo:rsid="000aba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d habit</text:p>
      <text:p text:style-name="P1">Cthulhoo</text:p>
      <text:p text:style-name="P1">Metaphor for life – Matter creates a ritual which is life, the creature summoned is singularity</text:p>
      <text:p text:style-name="P1"/>
      <text:p text:style-name="P1">Create a ritual – Possible actions for a ritual</text:p>
      <text:p text:style-name="P1"/>
      <text:p text:style-name="P1">Ritual – Repeating an action to maintain emotional balance or the presumption of collective knowledge.</text:p>
      <text:p text:style-name="P1"/>
      <text:p text:style-name="P1">Ritual <text:span text:style-name="T1">information </text:span>a<text:span text:style-name="T1">im</text:span>:</text:p>
      <text:p text:style-name="P1"/>
      <text:p text:style-name="P1">Revealing</text:p>
      <text:p text:style-name="P1">Receiving</text:p>
      <text:p text:style-name="P1">Using</text:p>
      <text:p text:style-name="P1">Transforming</text:p>
      <text:p text:style-name="P2">Reinforcing</text:p>
      <text:p text:style-name="P1"/>
      <text:p text:style-name="P5">Physical implement:</text:p>
      <text:p text:style-name="P5"/>
      <text:p text:style-name="P2">Music</text:p>
      <text:p text:style-name="P2">Dance</text:p>
      <text:p text:style-name="P2">Use of narcotics</text:p>
      <text:p text:style-name="P3">Social Isolation</text:p>
      <text:p text:style-name="P4">Animal sacrifice</text:p>
      <text:p text:style-name="P4">Human sacrifice</text:p>
      <text:p text:style-name="P4">Plant sacrifice</text:p>
      <text:p text:style-name="P4">Food sacrifice</text:p>
      <text:p text:style-name="P2"/>
      <text:p text:style-name="P2">Goal is to evoke an emotion:</text:p>
      <text:p text:style-name="P2">Safety</text:p>
      <text:p text:style-name="P2">Fear</text:p>
      <text:p text:style-name="P2">Amusement</text:p>
      <text:p text:style-name="P2">Confidence</text:p>
      <text:p text:style-name="P6">Irresponsibility</text:p>
      <text:p text:style-name="P2">Responsibility</text:p>
      <text:p text:style-name="P3">Hostility</text:p>
      <text:p text:style-name="P3"/>
      <text:p text:style-name="P3"/>
      <text:p text:style-name="P3">Music <text:span text:style-name="T2">theme</text:span>:</text:p>
      <text:p text:style-name="P5">Megalomania under the surface (instrumental, slow-paced, grandeur)</text:p>
      <text:p text:style-name="P3"/>
      <text:p text:style-name="P5">Credits:</text:p>
      <text:p text:style-name="P3">Jesse Pirttimaa</text:p>
      <text:p text:style-name="P3"/>
      <text:p text:style-name="P3">Roop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7:34:05.945316818</meta:creation-date>
    <meta:generator>LibreOffice/5.0.4.2$Linux_X86_64 LibreOffice_project/00m0$Build-2</meta:generator>
    <dc:date>2016-01-29T20:46:21.480186135</dc:date>
    <meta:editing-duration>PT16M47S</meta:editing-duration>
    <meta:editing-cycles>3</meta:editing-cycles>
    <meta:document-statistic meta:table-count="0" meta:image-count="0" meta:object-count="0" meta:page-count="1" meta:paragraph-count="33" meta:word-count="91" meta:character-count="653" meta:non-whitespace-character-count="592"/>
  </office:meta>
</office:document-meta>
</file>